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fo:font-size="14pt" officeooo:rsid="001f83db" officeooo:paragraph-rsid="002099e3" style:font-size-asian="14pt" style:font-size-complex="14pt"/>
    </style:style>
    <style:style style:name="P2" style:family="paragraph" style:parent-style-name="Standard">
      <style:text-properties style:font-name="Calibri" fo:font-size="14pt" officeooo:rsid="001f83db" officeooo:paragraph-rsid="00244aca" style:font-size-asian="14pt" style:font-size-complex="14pt"/>
    </style:style>
    <style:style style:name="P3" style:family="paragraph" style:parent-style-name="Standard">
      <style:text-properties style:font-name="Calibri" fo:font-size="14pt" officeooo:rsid="001f83db" officeooo:paragraph-rsid="00245a1d" style:font-size-asian="14pt" style:font-size-complex="14pt"/>
    </style:style>
    <style:style style:name="P4" style:family="paragraph" style:parent-style-name="Heading_20_3">
      <style:paragraph-properties fo:text-align="center" style:justify-single-word="false"/>
      <style:text-properties style:font-name="Calibri"/>
    </style:style>
    <style:style style:name="P5" style:family="paragraph" style:parent-style-name="Standard">
      <style:text-properties style:font-name="Calibri" fo:font-size="14pt" officeooo:rsid="001f83db" officeooo:paragraph-rsid="002099e3" style:font-size-asian="14pt" style:font-size-complex="14pt"/>
    </style:style>
    <style:style style:name="P6" style:family="paragraph" style:parent-style-name="Standard">
      <style:text-properties style:font-name="Calibri" fo:font-size="14pt" officeooo:rsid="001f83db" officeooo:paragraph-rsid="00244aca" style:font-size-asian="14pt" style:font-size-complex="14pt"/>
    </style:style>
    <style:style style:name="P7" style:family="paragraph" style:parent-style-name="Standard">
      <style:paragraph-properties fo:text-align="center" style:justify-single-word="false"/>
      <style:text-properties style:font-name="Calibri" fo:font-size="14pt" fo:font-weight="bold" officeooo:rsid="002acaa4" officeooo:paragraph-rsid="002acaa4" style:font-size-asian="14pt" style:font-weight-asian="bold" style:font-size-complex="14pt" style:font-weight-complex="bold"/>
    </style:style>
    <style:style style:name="P8" style:family="paragraph" style:parent-style-name="Text_20_body">
      <style:paragraph-properties fo:text-align="center" style:justify-single-word="false"/>
      <style:text-properties style:font-name="Calibri"/>
    </style:style>
    <style:style style:name="T1" style:family="text">
      <style:text-properties officeooo:rsid="002099e3"/>
    </style:style>
    <style:style style:name="T2" style:family="text">
      <style:text-properties officeooo:rsid="002313d9"/>
    </style:style>
    <style:style style:name="T3" style:family="text">
      <style:text-properties officeooo:rsid="00244aca"/>
    </style:style>
    <style:style style:name="T4" style:family="text">
      <style:text-properties officeooo:rsid="00245a1d"/>
    </style:style>
    <style:style style:name="T5" style:family="text">
      <style:text-properties officeooo:rsid="0026df72"/>
    </style:style>
    <style:style style:name="T6" style:family="text">
      <style:text-properties officeooo:rsid="00274444"/>
    </style:style>
    <style:style style:name="T7" style:family="text">
      <style:text-properties officeooo:rsid="00289c89"/>
    </style:style>
    <style:style style:name="T8" style:family="text">
      <style:text-properties officeooo:rsid="00290b12"/>
    </style:style>
    <style:style style:name="T9" style:family="text">
      <style:text-properties officeooo:rsid="002b2a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Mirai Dyn DDoS Attack</text:h>
      <text:p text:style-name="P8"/>
      <text:p text:style-name="P7">Attack Principle</text:p>
      <text:p text:style-name="P1"><text:tab/>In October 2016 a major Domain name service provider was attacked. The attack <text:span text:style-name="T1">was generated by the Mirai software. This was a multi-vectored that used tens of millions IP addresses to carry out the attack. It achieved 1 terabit per s</text:span><text:span text:style-name="T7">e</text:span><text:span text:style-name="T1">cond traffic. </text:span><text:span text:style-name="T8">It achieves this by infecting compromised IoT devices. It does this by searching the internet for IoT devices that still use their default passwords. The attacker then uses command and control center to sends SYN and TCP/UDP packets as well as application layer attacks to flood the victim with requests. This will cause the victim's server to crash. </text:span></text:p>
      <text:p text:style-name="P1"><text:tab/></text:p>
      <text:p text:style-name="P7">Consequences</text:p>
      <text:p text:style-name="P2"><text:tab/>This resulted in outages of many major web sites <text:span text:style-name="T2">such as Reddit, Github, PayPal, etc. </text:span><text:span text:style-name="T3">In addition to this, the Mirai source code is on the internet. It is now easier than ever to conduct DDoS attacks. </text:span></text:p>
      <text:p text:style-name="P2"/>
      <text:p text:style-name="P7">Defenses</text:p>
      <text:p text:style-name="P3"><text:span text:style-name="T3"><text:tab/></text:span><text:span text:style-name="T4">To mitigate an attack, you should disable any unused or insecure protocols. </text:span><text:span text:style-name="T3"><text:s/></text:span><text:span text:style-name="T4">Such as Telnet or UPnP. </text:span><text:span text:style-name="T5">This can make it harder to access unsecured I</text:span><text:span text:style-name="T6">o</text:span><text:span text:style-name="T5">T devices that could be used in an attack. </text:span><text:span text:style-name="T9">In addition to this, you could monitor all incoming packets for suspicious activity. You could also setup blacklists/whitelists to control acces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9T13:00:47.270000000</meta:creation-date>
    <meta:generator>LibreOffice/7.0.1.2$Windows_X86_64 LibreOffice_project/7cbcfc562f6eb6708b5ff7d7397325de9e764452</meta:generator>
    <dc:date>2020-11-21T15:05:35.686000000</dc:date>
    <meta:editing-duration>PT31M27S</meta:editing-duration>
    <meta:editing-cycles>10</meta:editing-cycles>
    <meta:document-statistic meta:table-count="0" meta:image-count="0" meta:object-count="0" meta:page-count="1" meta:paragraph-count="8" meta:word-count="200" meta:character-count="1197" meta:non-whitespace-character-count="997"/>
  </office:meta>
</office:document-meta>
</file>